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562" officeooo:paragraph-rsid="00077562"/>
    </style:style>
    <style:style style:name="P2" style:family="paragraph" style:parent-style-name="Standard">
      <style:text-properties officeooo:rsid="00098b5f" officeooo:paragraph-rsid="00098b5f"/>
    </style:style>
    <style:style style:name="P3" style:family="paragraph" style:parent-style-name="Standard">
      <style:text-properties officeooo:rsid="00098b5f" officeooo:paragraph-rsid="000b68f3"/>
    </style:style>
    <style:style style:name="P4" style:family="paragraph" style:parent-style-name="Standard">
      <style:text-properties officeooo:rsid="000b68f3" officeooo:paragraph-rsid="000b68f3"/>
    </style:style>
    <style:style style:name="T1" style:family="text">
      <style:text-properties officeooo:rsid="0009264b"/>
    </style:style>
    <style:style style:name="T2" style:family="text">
      <style:text-properties officeooo:rsid="000b68f3"/>
    </style:style>
    <style:style style:name="T3" style:family="text">
      <style:text-properties officeooo:rsid="000d36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us les endpoint sauf ceux signaler doivent envoyer en header le champs ‘datas’ composé de la maniere suivante : {API_TOKEN : ‘’, API_REQUEST_TOKEN :’’}</text:p>
      <text:p text:style-name="P1">tous les endpoints sauf ceux indiqué explicitement recoint en retour en plus des donnees dans l’objet json dans body, possede le champs suivant API_REQUEST_TOKEN meme en cas d’erreur sur la requete</text:p>
      <text:p text:style-name="P1">Toutes les requete hormis la creation d’utilisateur et l’authentification login et mot de passe doivent fournir en header le champs data composé des tokens</text:p>
      <text:p text:style-name="P1"/>
      <text:p text:style-name="P1">Liste des end points :</text:p>
      <text:p text:style-name="P1">/user</text:p>
      <text:p text:style-name="P1">GET : recupere les informations du user connecté, recois : {id , nickname,mail,password,hash, amount}</text:p>
      <text:p text:style-name="P1"/>
      <text:p text:style-name="P1">POST : créer un utilisateur en envoyant {mail} et recois {API_TOKEN,API_REQUEST_TOKEN} un mot de passe est envoyé par mail<text:line-break/></text:p>
      <text:p text:style-name="P1">PUT : met a jour les données de l’utilisateur, envoie {nickname,mail,password}, recois {id , nickname,mail,password,hash, amount}</text:p>
      <text:p text:style-name="P1"/>
      <text:p text:style-name="P1">/user/{id}</text:p>
      <text:p text:style-name="P1">GET : recupere les donnees d’un utilisateur {nickname, amount, countcard :’nombre de carte en sa possetion’}</text:p>
      <text:p text:style-name="P1"/>
      <text:p text:style-name="P1">/user/auth</text:p>
      <text:p text:style-name="P1">GET : authentification, 2 possibilités :</text:p>
      <text:p text:style-name="P1">- envoie des 2 derniers token API_TOKEN et API_REQUEST_TOKEN recoit la meme chose que GET /user ou objet vide sans token si tokens pas valid</text:p>
      <text:p text:style-name="P1">- envoie {mail, password} ecoit la meme chose que GET /user ou objet vide sans token si tokens pas valid</text:p>
      <text:p text:style-name="P1"/>
      <text:p text:style-name="P2">Les cartes sont des fichier <text:span text:style-name="T2">{id}.</text:span>tar.gz contenant les fichiers suivants :</text:p>
      <text:p text:style-name="P2">-front.png : image de la face avant</text:p>
      <text:p text:style-name="P2">-back.png : image de la face arriere</text:p>
      <text:p text:style-name="P2">-perso.png : image juste du perso centrale de la carte</text:p>
      <text:p text:style-name="P3">-datas.json : données de performances de la carte sous la forme suivante : ```<text:span text:style-name="T2">json</text:span></text:p>
      <text:p text:style-name="P3">{"id": 170, "name": "nom de la carte", "attack": 43, "health": 36, "rarity": 1.0, "power": 100, "specials": [{"name": "Energy drink", "attack": 52, "health": 63, "turn": 1}, {"name": "nouvelle petite amie", "attack": null, "health": 28, "turn": 1}]}``</text:p>
      <text:p text:style-name="P3">-<text:span text:style-name="T2">deck.json : fichier de position visuel des elements composé comme suivant : ```json<text:line-break/>{"frontUrl":"front.png","backUrl":"back.png","width":600,"height":1037,"positions":{"name":{"x":26,"y":41,"height":46,"color":"#0F0FAB"},"health":{"x":160,"y":656,"height":24,"color":"#0F0FAB"},"healthbar":{"x":218,"y":654,"height":26,"width":330,"color":"#0F0FAB"},"attack":{"x":160,"y":707,"height":24,"color":"#0F0FAB"},"attackbar":{"x":218,"y":704,"height":26,"width":330,"color":"#0F0FAB"},"special":{"x":44,"y":798,"height":26,"color":"#0F0FAB"},"image":{"x":28,"y":93,"width":545,"height":502,"color":"#0F0FAB"},"id":{"x":13,"y":1012,"height":18,"color":"#FAFAFAFA"},"power":{"x":988,"y":16,"height":13,"color":"#FAFAFAFA"}},"persoUrl":"perso.png"}</text:span></text:p>
      <text:p text:style-name="P3">`<text:span text:style-name="T2">`</text:span></text:p>
      <text:p text:style-name="P3">-<text:span text:style-name="T2">hash.json : un fichier comprenant les hashs sha256 de chaques fichiers composé comme suivant : ```json</text:span></text:p>
      <text:p text:style-name="P3"><text:soft-page-break/>{"front": "ae82e195af79f3407f3065df3fd1be78f0a2a95863130e746a3eb18d4a284964", "perso": "ea93c1558a9f9eb97aebd86cdc33ac6cdeb3b258eb57d472f8a6cee0f558ed52", "datas": "7b8f40725e779adf818831db7a0b43a47c5bb4aa6d3df2a43dbf3122a9a4bcf7", "back": "0421af203ad3519c3d2b0fc0299de02c620acfc8c1a10477ac059ae2cbd615e1"}</text:p>
      <text:p text:style-name="P3">``</text:p>
      <text:p text:style-name="P2"/>
      <text:p text:style-name="P2"/>
      <text:p text:style-name="P1">/card</text:p>
      <text:p text:style-name="P1">POST : créer une nouvelle carte, envoie {cb :’codebar value’<text:span text:style-name="T1">} recois : {cid,hash :’hash sha256 du fichier tar.gz recu en base64’, card :’base64 du fichier tar.gz’}</text:span></text:p>
      <text:p text:style-name="P4"/>
      <text:p text:style-name="P4">GET : retourne la liste des cartes du user connecté envoie des tokens retourne : {"cards":[{"id":173,"cardHash":"HESH DU FICHIER TAR.GZ","cardpower":100,"health":44,"attack":16},{"id":174,"cardHash":"2276c028cebaf7fd677ff86f9418a318bb66f57e80993941f9dc5feda68a039a","cardpower":100,"health":44,"attack":16},{"id":175,"cardHash":"3b48a51f812995ec919a83e20d178d7118b439b9b150737f6ab2e09fc10dde76","cardpower":100,"health":44,"attack":16}]}<text:line-break/></text:p>
      <text:p text:style-name="P4">/card/{id}</text:p>
      <text:p text:style-name="P4">GET : retourne le fichier tar.gz de la carte id=id de l’url renvoie {card :’base64 du fichier’ , cid:’carte id’}<text:line-break/><text:line-break/>/card/check<text:line-break/>GET : check la validité d’un sha256 d’un carte possédé par le client envoi {cid,hash} et recois {isChecksumGood:true|false}</text:p>
      <text:p text:style-name="P4"/>
      <text:p text:style-name="P4">/card/name</text:p>
      <text:p text:style-name="P4">PUT : met ajour le nom de la carte envoi : {cid, name} recois <text:span text:style-name="T3">comme POST /card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7:45:54.111757313</meta:creation-date>
    <dc:date>2026-03-29T18:14:58.212029301</dc:date>
    <meta:editing-duration>PT4M5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431" meta:character-count="3935" meta:non-whitespace-character-count="3533"/>
  </office:meta>
</office:document-meta>
</file>